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style="italic" style:text-underline-style="none" style:font-style-asian="italic" style:font-style-complex="italic"/>
    </style:style>
    <style:style style:name="ce5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11">
      <style:table-cell-properties fo:border="0.06pt solid #000000"/>
    </style:style>
    <style:style style:name="ce10" style:family="table-cell" style:parent-style-name="Default" style:data-style-name="N108">
      <style:table-cell-properties fo:border="0.06pt solid #000000"/>
    </style:style>
    <style:style style:name="ce11" style:family="table-cell" style:parent-style-name="Default" style:data-style-name="N110">
      <style:table-cell-properties fo:border="0.06pt solid #000000"/>
    </style:style>
    <style:style style:name="ce12" style:family="table-cell" style:parent-style-name="Default" style:data-style-name="N3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4"/>
        <table:table-column table:style-name="co2" table:default-cell-style-name="ce7"/>
        <table:table-column table:style-name="co2" table:default-cell-style-name="ce9"/>
        <table:table-column table:style-name="co3" table:default-cell-style-name="ce7"/>
        <table:table-column table:style-name="co3" table:default-cell-style-name="ce9"/>
        <table:table-column table:style-name="co3" table:number-columns-repeated="2" table:default-cell-style-name="ce10"/>
        <table:table-column table:style-name="co3" table:number-columns-repeated="2" table:default-cell-style-name="ce8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ADC conversion</text:p>
          </table:table-cell>
          <table:covered-table-cell table:number-columns-repeated="8"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Resolution</text:p>
          </table:table-cell>
          <table:covered-table-cell table:number-columns-repeated="2" table:style-name="ce5"/>
          <table:table-cell table:style-name="ce8" office:value-type="float" office:value="1024" calcext:value-type="float">
            <text:p>1024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ADC max Voltage</text:p>
          </table:table-cell>
          <table:covered-table-cell table:number-columns-repeated="2" table:style-name="ce5"/>
          <table:table-cell table:style-name="ce10" office:value-type="float" office:value="5" calcext:value-type="float">
            <text:p>5,00 V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Sensor outputmax Voltage</text:p>
          </table:table-cell>
          <table:covered-table-cell table:number-columns-repeated="2" table:style-name="ce5"/>
          <table:table-cell table:style-name="ce11" office:value-type="float" office:value="70" calcext:value-type="float">
            <text:p>70 mV/psi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Gain</text:p>
          </table:table-cell>
          <table:covered-table-cell table:number-columns-repeated="2" table:style-name="ce5"/>
          <table:table-cell table:style-name="ce12" office:value-type="float" office:value="500" calcext:value-type="float">
            <text:p>500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>
            <text:p>LED</text:p>
          </table:table-cell>
          <table:table-cell table:style-name="ce6" office:value-type="string" calcext:value-type="string" table:number-columns-spanned="2" table:number-rows-spanned="1">
            <text:p>Pmin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Pmax</text:p>
          </table:table-cell>
          <table:covered-table-cell table:style-name="ce8"/>
          <table:table-cell table:style-name="ce3" office:value-type="string" calcext:value-type="string">
            <text:p>Umin</text:p>
          </table:table-cell>
          <table:table-cell table:style-name="ce3" office:value-type="string" calcext:value-type="string">
            <text:p>Umax</text:p>
          </table:table-cell>
          <table:table-cell table:style-name="ce3" office:value-type="string" calcext:value-type="string">
            <text:p>BITmin</text:p>
          </table:table-cell>
          <table:table-cell table:style-name="ce3" office:value-type="string" calcext:value-type="string">
            <text:p>BITmax</text:p>
          </table:table-cell>
          <table:table-cell table:style-name="ce13" table:number-columns-repeated="1015"/>
        </table:table-row>
        <table:table-row table:style-name="ro2">
          <table:table-cell office:value-type="string" calcext:value-type="string">
            <text:p>LED20</text:p>
          </table:table-cell>
          <table:table-cell office:value-type="float" office:value="0" calcext:value-type="float">
            <text:p>0,0 inH2O</text:p>
          </table:table-cell>
          <table:table-cell table:formula="of:=[.B9]*0.0361262879" office:value-type="float" office:value="0" calcext:value-type="float">
            <text:p>0,000 psi</text:p>
          </table:table-cell>
          <table:table-cell office:value-type="float" office:value="0.1" calcext:value-type="float">
            <text:p>0,1 inH2O</text:p>
          </table:table-cell>
          <table:table-cell table:formula="of:=[.D9]*0.0361262879" office:value-type="float" office:value="0.00361262879" calcext:value-type="float">
            <text:p>0,004 psi</text:p>
          </table:table-cell>
          <table:table-cell table:formula="of:=[.C9]*([.$D$5]/1000)*[.$D$6]" office:value-type="float" office:value="0" calcext:value-type="float">
            <text:p>0,00 V</text:p>
          </table:table-cell>
          <table:table-cell table:formula="of:=[.E9]*([.$D$5]/1000)*[.$D$6]" office:value-type="float" office:value="0.12644200765" calcext:value-type="float">
            <text:p>0,13 V</text:p>
          </table:table-cell>
          <table:table-cell table:formula="of:=ROUND([.$D$3]/[.$D$4]*[.F9]; 0)" office:value-type="float" office:value="0" calcext:value-type="float">
            <text:p>0</text:p>
          </table:table-cell>
          <table:table-cell table:formula="of:=ROUND([.$D$3]/[.$D$4]*[.G9]; 0)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9</text:p>
          </table:table-cell>
          <table:table-cell office:value-type="float" office:value="0.1" calcext:value-type="float">
            <text:p>0,1 inH2O</text:p>
          </table:table-cell>
          <table:table-cell table:formula="of:=[.B10]*0.0361262879" office:value-type="float" office:value="0.00361262879" calcext:value-type="float">
            <text:p>0,004 psi</text:p>
          </table:table-cell>
          <table:table-cell office:value-type="float" office:value="0.2" calcext:value-type="float">
            <text:p>0,2 inH2O</text:p>
          </table:table-cell>
          <table:table-cell table:formula="of:=[.D10]*0.0361262879" office:value-type="float" office:value="0.00722525758" calcext:value-type="float">
            <text:p>0,007 psi</text:p>
          </table:table-cell>
          <table:table-cell table:formula="of:=[.C10]*([.$D$5]/1000)*[.$D$6]" office:value-type="float" office:value="0.12644200765" calcext:value-type="float">
            <text:p>0,13 V</text:p>
          </table:table-cell>
          <table:table-cell table:formula="of:=[.E10]*([.$D$5]/1000)*[.$D$6]" office:value-type="float" office:value="0.2528840153" calcext:value-type="float">
            <text:p>0,25 V</text:p>
          </table:table-cell>
          <table:table-cell table:formula="of:=ROUND([.$D$3]/[.$D$4]*[.F10]; 0)" office:value-type="float" office:value="26" calcext:value-type="float">
            <text:p>26</text:p>
          </table:table-cell>
          <table:table-cell table:formula="of:=ROUND([.$D$3]/[.$D$4]*[.G10]; 0)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8</text:p>
          </table:table-cell>
          <table:table-cell office:value-type="float" office:value="0.2" calcext:value-type="float">
            <text:p>0,2 inH2O</text:p>
          </table:table-cell>
          <table:table-cell table:formula="of:=[.B11]*0.0361262879" office:value-type="float" office:value="0.00722525758" calcext:value-type="float">
            <text:p>0,007 psi</text:p>
          </table:table-cell>
          <table:table-cell office:value-type="float" office:value="0.3" calcext:value-type="float">
            <text:p>0,3 inH2O</text:p>
          </table:table-cell>
          <table:table-cell table:formula="of:=[.D11]*0.0361262879" office:value-type="float" office:value="0.01083788637" calcext:value-type="float">
            <text:p>0,011 psi</text:p>
          </table:table-cell>
          <table:table-cell table:formula="of:=[.C11]*([.$D$5]/1000)*[.$D$6]" office:value-type="float" office:value="0.2528840153" calcext:value-type="float">
            <text:p>0,25 V</text:p>
          </table:table-cell>
          <table:table-cell table:formula="of:=[.E11]*([.$D$5]/1000)*[.$D$6]" office:value-type="float" office:value="0.37932602295" calcext:value-type="float">
            <text:p>0,38 V</text:p>
          </table:table-cell>
          <table:table-cell table:formula="of:=ROUND([.$D$3]/[.$D$4]*[.F11]; 0)" office:value-type="float" office:value="52" calcext:value-type="float">
            <text:p>52</text:p>
          </table:table-cell>
          <table:table-cell table:formula="of:=ROUND([.$D$3]/[.$D$4]*[.G11]; 0)" office:value-type="float" office:value="78" calcext:value-type="float">
            <text:p>7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7</text:p>
          </table:table-cell>
          <table:table-cell office:value-type="float" office:value="0.3" calcext:value-type="float">
            <text:p>0,3 inH2O</text:p>
          </table:table-cell>
          <table:table-cell table:formula="of:=[.B12]*0.0361262879" office:value-type="float" office:value="0.01083788637" calcext:value-type="float">
            <text:p>0,011 psi</text:p>
          </table:table-cell>
          <table:table-cell office:value-type="float" office:value="0.4" calcext:value-type="float">
            <text:p>0,4 inH2O</text:p>
          </table:table-cell>
          <table:table-cell table:formula="of:=[.D12]*0.0361262879" office:value-type="float" office:value="0.01445051516" calcext:value-type="float">
            <text:p>0,014 psi</text:p>
          </table:table-cell>
          <table:table-cell table:formula="of:=[.C12]*([.$D$5]/1000)*[.$D$6]" office:value-type="float" office:value="0.37932602295" calcext:value-type="float">
            <text:p>0,38 V</text:p>
          </table:table-cell>
          <table:table-cell table:formula="of:=[.E12]*([.$D$5]/1000)*[.$D$6]" office:value-type="float" office:value="0.5057680306" calcext:value-type="float">
            <text:p>0,51 V</text:p>
          </table:table-cell>
          <table:table-cell table:formula="of:=ROUND([.$D$3]/[.$D$4]*[.F12]; 0)" office:value-type="float" office:value="78" calcext:value-type="float">
            <text:p>78</text:p>
          </table:table-cell>
          <table:table-cell table:formula="of:=ROUND([.$D$3]/[.$D$4]*[.G12]; 0)" office:value-type="float" office:value="104" calcext:value-type="float">
            <text:p>1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6</text:p>
          </table:table-cell>
          <table:table-cell office:value-type="float" office:value="0.4" calcext:value-type="float">
            <text:p>0,4 inH2O</text:p>
          </table:table-cell>
          <table:table-cell table:formula="of:=[.B13]*0.0361262879" office:value-type="float" office:value="0.01445051516" calcext:value-type="float">
            <text:p>0,014 psi</text:p>
          </table:table-cell>
          <table:table-cell office:value-type="float" office:value="0.5" calcext:value-type="float">
            <text:p>0,5 inH2O</text:p>
          </table:table-cell>
          <table:table-cell table:formula="of:=[.D13]*0.0361262879" office:value-type="float" office:value="0.01806314395" calcext:value-type="float">
            <text:p>0,018 psi</text:p>
          </table:table-cell>
          <table:table-cell table:formula="of:=[.C13]*([.$D$5]/1000)*[.$D$6]" office:value-type="float" office:value="0.5057680306" calcext:value-type="float">
            <text:p>0,51 V</text:p>
          </table:table-cell>
          <table:table-cell table:formula="of:=[.E13]*([.$D$5]/1000)*[.$D$6]" office:value-type="float" office:value="0.63221003825" calcext:value-type="float">
            <text:p>0,63 V</text:p>
          </table:table-cell>
          <table:table-cell table:formula="of:=ROUND([.$D$3]/[.$D$4]*[.F13]; 0)" office:value-type="float" office:value="104" calcext:value-type="float">
            <text:p>104</text:p>
          </table:table-cell>
          <table:table-cell table:formula="of:=ROUND([.$D$3]/[.$D$4]*[.G13]; 0)"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5</text:p>
          </table:table-cell>
          <table:table-cell office:value-type="float" office:value="0.5" calcext:value-type="float">
            <text:p>0,5 inH2O</text:p>
          </table:table-cell>
          <table:table-cell table:formula="of:=[.B14]*0.0361262879" office:value-type="float" office:value="0.01806314395" calcext:value-type="float">
            <text:p>0,018 psi</text:p>
          </table:table-cell>
          <table:table-cell office:value-type="float" office:value="0.6" calcext:value-type="float">
            <text:p>0,6 inH2O</text:p>
          </table:table-cell>
          <table:table-cell table:formula="of:=[.D14]*0.0361262879" office:value-type="float" office:value="0.02167577274" calcext:value-type="float">
            <text:p>0,022 psi</text:p>
          </table:table-cell>
          <table:table-cell table:formula="of:=[.C14]*([.$D$5]/1000)*[.$D$6]" office:value-type="float" office:value="0.63221003825" calcext:value-type="float">
            <text:p>0,63 V</text:p>
          </table:table-cell>
          <table:table-cell table:formula="of:=[.E14]*([.$D$5]/1000)*[.$D$6]" office:value-type="float" office:value="0.7586520459" calcext:value-type="float">
            <text:p>0,76 V</text:p>
          </table:table-cell>
          <table:table-cell table:formula="of:=ROUND([.$D$3]/[.$D$4]*[.F14]; 0)" office:value-type="float" office:value="129" calcext:value-type="float">
            <text:p>129</text:p>
          </table:table-cell>
          <table:table-cell table:formula="of:=ROUND([.$D$3]/[.$D$4]*[.G14]; 0)" office:value-type="float" office:value="155" calcext:value-type="float">
            <text:p>1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4</text:p>
          </table:table-cell>
          <table:table-cell office:value-type="float" office:value="0.6" calcext:value-type="float">
            <text:p>0,6 inH2O</text:p>
          </table:table-cell>
          <table:table-cell table:formula="of:=[.B15]*0.0361262879" office:value-type="float" office:value="0.02167577274" calcext:value-type="float">
            <text:p>0,022 psi</text:p>
          </table:table-cell>
          <table:table-cell office:value-type="float" office:value="0.7" calcext:value-type="float">
            <text:p>0,7 inH2O</text:p>
          </table:table-cell>
          <table:table-cell table:formula="of:=[.D15]*0.0361262879" office:value-type="float" office:value="0.02528840153" calcext:value-type="float">
            <text:p>0,025 psi</text:p>
          </table:table-cell>
          <table:table-cell table:formula="of:=[.C15]*([.$D$5]/1000)*[.$D$6]" office:value-type="float" office:value="0.7586520459" calcext:value-type="float">
            <text:p>0,76 V</text:p>
          </table:table-cell>
          <table:table-cell table:formula="of:=[.E15]*([.$D$5]/1000)*[.$D$6]" office:value-type="float" office:value="0.88509405355" calcext:value-type="float">
            <text:p>0,89 V</text:p>
          </table:table-cell>
          <table:table-cell table:formula="of:=ROUND([.$D$3]/[.$D$4]*[.F15]; 0)" office:value-type="float" office:value="155" calcext:value-type="float">
            <text:p>155</text:p>
          </table:table-cell>
          <table:table-cell table:formula="of:=ROUND([.$D$3]/[.$D$4]*[.G15]; 0)" office:value-type="float" office:value="181" calcext:value-type="float">
            <text:p>18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3</text:p>
          </table:table-cell>
          <table:table-cell office:value-type="float" office:value="0.7" calcext:value-type="float">
            <text:p>0,7 inH2O</text:p>
          </table:table-cell>
          <table:table-cell table:formula="of:=[.B16]*0.0361262879" office:value-type="float" office:value="0.02528840153" calcext:value-type="float">
            <text:p>0,025 psi</text:p>
          </table:table-cell>
          <table:table-cell office:value-type="float" office:value="0.8" calcext:value-type="float">
            <text:p>0,8 inH2O</text:p>
          </table:table-cell>
          <table:table-cell table:formula="of:=[.D16]*0.0361262879" office:value-type="float" office:value="0.02890103032" calcext:value-type="float">
            <text:p>0,029 psi</text:p>
          </table:table-cell>
          <table:table-cell table:formula="of:=[.C16]*([.$D$5]/1000)*[.$D$6]" office:value-type="float" office:value="0.88509405355" calcext:value-type="float">
            <text:p>0,89 V</text:p>
          </table:table-cell>
          <table:table-cell table:formula="of:=[.E16]*([.$D$5]/1000)*[.$D$6]" office:value-type="float" office:value="1.0115360612" calcext:value-type="float">
            <text:p>1,01 V</text:p>
          </table:table-cell>
          <table:table-cell table:formula="of:=ROUND([.$D$3]/[.$D$4]*[.F16]; 0)" office:value-type="float" office:value="181" calcext:value-type="float">
            <text:p>181</text:p>
          </table:table-cell>
          <table:table-cell table:formula="of:=ROUND([.$D$3]/[.$D$4]*[.G16]; 0)" office:value-type="float" office:value="207" calcext:value-type="float">
            <text:p>2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2</text:p>
          </table:table-cell>
          <table:table-cell office:value-type="float" office:value="0.8" calcext:value-type="float">
            <text:p>0,8 inH2O</text:p>
          </table:table-cell>
          <table:table-cell table:formula="of:=[.B17]*0.0361262879" office:value-type="float" office:value="0.02890103032" calcext:value-type="float">
            <text:p>0,029 psi</text:p>
          </table:table-cell>
          <table:table-cell office:value-type="float" office:value="0.9" calcext:value-type="float">
            <text:p>0,9 inH2O</text:p>
          </table:table-cell>
          <table:table-cell table:formula="of:=[.D17]*0.0361262879" office:value-type="float" office:value="0.03251365911" calcext:value-type="float">
            <text:p>0,033 psi</text:p>
          </table:table-cell>
          <table:table-cell table:formula="of:=[.C17]*([.$D$5]/1000)*[.$D$6]" office:value-type="float" office:value="1.0115360612" calcext:value-type="float">
            <text:p>1,01 V</text:p>
          </table:table-cell>
          <table:table-cell table:formula="of:=[.E17]*([.$D$5]/1000)*[.$D$6]" office:value-type="float" office:value="1.13797806885" calcext:value-type="float">
            <text:p>1,14 V</text:p>
          </table:table-cell>
          <table:table-cell table:formula="of:=ROUND([.$D$3]/[.$D$4]*[.F17]; 0)" office:value-type="float" office:value="207" calcext:value-type="float">
            <text:p>207</text:p>
          </table:table-cell>
          <table:table-cell table:formula="of:=ROUND([.$D$3]/[.$D$4]*[.G17]; 0)" office:value-type="float" office:value="233" calcext:value-type="float">
            <text:p>2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1</text:p>
          </table:table-cell>
          <table:table-cell office:value-type="float" office:value="0.9" calcext:value-type="float">
            <text:p>0,9 inH2O</text:p>
          </table:table-cell>
          <table:table-cell table:formula="of:=[.B18]*0.0361262879" office:value-type="float" office:value="0.03251365911" calcext:value-type="float">
            <text:p>0,033 psi</text:p>
          </table:table-cell>
          <table:table-cell office:value-type="float" office:value="1" calcext:value-type="float">
            <text:p>1,0 inH2O</text:p>
          </table:table-cell>
          <table:table-cell table:formula="of:=[.D18]*0.0361262879" office:value-type="float" office:value="0.0361262879" calcext:value-type="float">
            <text:p>0,036 psi</text:p>
          </table:table-cell>
          <table:table-cell table:formula="of:=[.C18]*([.$D$5]/1000)*[.$D$6]" office:value-type="float" office:value="1.13797806885" calcext:value-type="float">
            <text:p>1,14 V</text:p>
          </table:table-cell>
          <table:table-cell table:formula="of:=[.E18]*([.$D$5]/1000)*[.$D$6]" office:value-type="float" office:value="1.2644200765" calcext:value-type="float">
            <text:p>1,26 V</text:p>
          </table:table-cell>
          <table:table-cell table:formula="of:=ROUND([.$D$3]/[.$D$4]*[.F18]; 0)" office:value-type="float" office:value="233" calcext:value-type="float">
            <text:p>233</text:p>
          </table:table-cell>
          <table:table-cell table:formula="of:=ROUND([.$D$3]/[.$D$4]*[.G18]; 0)" office:value-type="float" office:value="259" calcext:value-type="float">
            <text:p>2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0</text:p>
          </table:table-cell>
          <table:table-cell office:value-type="float" office:value="1" calcext:value-type="float">
            <text:p>1,0 inH2O</text:p>
          </table:table-cell>
          <table:table-cell table:formula="of:=[.B19]*0.0361262879" office:value-type="float" office:value="0.0361262879" calcext:value-type="float">
            <text:p>0,036 psi</text:p>
          </table:table-cell>
          <table:table-cell office:value-type="float" office:value="1.1" calcext:value-type="float">
            <text:p>1,1 inH2O</text:p>
          </table:table-cell>
          <table:table-cell table:formula="of:=[.D19]*0.0361262879" office:value-type="float" office:value="0.03973891669" calcext:value-type="float">
            <text:p>0,040 psi</text:p>
          </table:table-cell>
          <table:table-cell table:formula="of:=[.C19]*([.$D$5]/1000)*[.$D$6]" office:value-type="float" office:value="1.2644200765" calcext:value-type="float">
            <text:p>1,26 V</text:p>
          </table:table-cell>
          <table:table-cell table:formula="of:=[.E19]*([.$D$5]/1000)*[.$D$6]" office:value-type="float" office:value="1.39086208415" calcext:value-type="float">
            <text:p>1,39 V</text:p>
          </table:table-cell>
          <table:table-cell table:formula="of:=ROUND([.$D$3]/[.$D$4]*[.F19]; 0)" office:value-type="float" office:value="259" calcext:value-type="float">
            <text:p>259</text:p>
          </table:table-cell>
          <table:table-cell table:formula="of:=ROUND([.$D$3]/[.$D$4]*[.G19]; 0)" office:value-type="float" office:value="285" calcext:value-type="float">
            <text:p>2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9</text:p>
          </table:table-cell>
          <table:table-cell office:value-type="float" office:value="1.1" calcext:value-type="float">
            <text:p>1,1 inH2O</text:p>
          </table:table-cell>
          <table:table-cell table:formula="of:=[.B20]*0.0361262879" office:value-type="float" office:value="0.03973891669" calcext:value-type="float">
            <text:p>0,040 psi</text:p>
          </table:table-cell>
          <table:table-cell office:value-type="float" office:value="1.2" calcext:value-type="float">
            <text:p>1,2 inH2O</text:p>
          </table:table-cell>
          <table:table-cell table:formula="of:=[.D20]*0.0361262879" office:value-type="float" office:value="0.04335154548" calcext:value-type="float">
            <text:p>0,043 psi</text:p>
          </table:table-cell>
          <table:table-cell table:formula="of:=[.C20]*([.$D$5]/1000)*[.$D$6]" office:value-type="float" office:value="1.39086208415" calcext:value-type="float">
            <text:p>1,39 V</text:p>
          </table:table-cell>
          <table:table-cell table:formula="of:=[.E20]*([.$D$5]/1000)*[.$D$6]" office:value-type="float" office:value="1.5173040918" calcext:value-type="float">
            <text:p>1,52 V</text:p>
          </table:table-cell>
          <table:table-cell table:formula="of:=ROUND([.$D$3]/[.$D$4]*[.F20]; 0)" office:value-type="float" office:value="285" calcext:value-type="float">
            <text:p>285</text:p>
          </table:table-cell>
          <table:table-cell table:formula="of:=ROUND([.$D$3]/[.$D$4]*[.G20]; 0)" office:value-type="float" office:value="311" calcext:value-type="float">
            <text:p>3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8</text:p>
          </table:table-cell>
          <table:table-cell office:value-type="float" office:value="1.2" calcext:value-type="float">
            <text:p>1,2 inH2O</text:p>
          </table:table-cell>
          <table:table-cell table:formula="of:=[.B21]*0.0361262879" office:value-type="float" office:value="0.04335154548" calcext:value-type="float">
            <text:p>0,043 psi</text:p>
          </table:table-cell>
          <table:table-cell office:value-type="float" office:value="1.3" calcext:value-type="float">
            <text:p>1,3 inH2O</text:p>
          </table:table-cell>
          <table:table-cell table:formula="of:=[.D21]*0.0361262879" office:value-type="float" office:value="0.04696417427" calcext:value-type="float">
            <text:p>0,047 psi</text:p>
          </table:table-cell>
          <table:table-cell table:formula="of:=[.C21]*([.$D$5]/1000)*[.$D$6]" office:value-type="float" office:value="1.5173040918" calcext:value-type="float">
            <text:p>1,52 V</text:p>
          </table:table-cell>
          <table:table-cell table:formula="of:=[.E21]*([.$D$5]/1000)*[.$D$6]" office:value-type="float" office:value="1.64374609945" calcext:value-type="float">
            <text:p>1,64 V</text:p>
          </table:table-cell>
          <table:table-cell table:formula="of:=ROUND([.$D$3]/[.$D$4]*[.F21]; 0)" office:value-type="float" office:value="311" calcext:value-type="float">
            <text:p>311</text:p>
          </table:table-cell>
          <table:table-cell table:formula="of:=ROUND([.$D$3]/[.$D$4]*[.G21]; 0)" office:value-type="float" office:value="337" calcext:value-type="float">
            <text:p>3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7</text:p>
          </table:table-cell>
          <table:table-cell office:value-type="float" office:value="1.3" calcext:value-type="float">
            <text:p>1,3 inH2O</text:p>
          </table:table-cell>
          <table:table-cell table:formula="of:=[.B22]*0.0361262879" office:value-type="float" office:value="0.04696417427" calcext:value-type="float">
            <text:p>0,047 psi</text:p>
          </table:table-cell>
          <table:table-cell office:value-type="float" office:value="1.4" calcext:value-type="float">
            <text:p>1,4 inH2O</text:p>
          </table:table-cell>
          <table:table-cell table:formula="of:=[.D22]*0.0361262879" office:value-type="float" office:value="0.05057680306" calcext:value-type="float">
            <text:p>0,051 psi</text:p>
          </table:table-cell>
          <table:table-cell table:formula="of:=[.C22]*([.$D$5]/1000)*[.$D$6]" office:value-type="float" office:value="1.64374609945" calcext:value-type="float">
            <text:p>1,64 V</text:p>
          </table:table-cell>
          <table:table-cell table:formula="of:=[.E22]*([.$D$5]/1000)*[.$D$6]" office:value-type="float" office:value="1.7701881071" calcext:value-type="float">
            <text:p>1,77 V</text:p>
          </table:table-cell>
          <table:table-cell table:formula="of:=ROUND([.$D$3]/[.$D$4]*[.F22]; 0)" office:value-type="float" office:value="337" calcext:value-type="float">
            <text:p>337</text:p>
          </table:table-cell>
          <table:table-cell table:formula="of:=ROUND([.$D$3]/[.$D$4]*[.G22]; 0)" office:value-type="float" office:value="363" calcext:value-type="float">
            <text:p>36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6</text:p>
          </table:table-cell>
          <table:table-cell office:value-type="float" office:value="1.4" calcext:value-type="float">
            <text:p>1,4 inH2O</text:p>
          </table:table-cell>
          <table:table-cell table:formula="of:=[.B23]*0.0361262879" office:value-type="float" office:value="0.05057680306" calcext:value-type="float">
            <text:p>0,051 psi</text:p>
          </table:table-cell>
          <table:table-cell office:value-type="float" office:value="1.5" calcext:value-type="float">
            <text:p>1,5 inH2O</text:p>
          </table:table-cell>
          <table:table-cell table:formula="of:=[.D23]*0.0361262879" office:value-type="float" office:value="0.05418943185" calcext:value-type="float">
            <text:p>0,054 psi</text:p>
          </table:table-cell>
          <table:table-cell table:formula="of:=[.C23]*([.$D$5]/1000)*[.$D$6]" office:value-type="float" office:value="1.7701881071" calcext:value-type="float">
            <text:p>1,77 V</text:p>
          </table:table-cell>
          <table:table-cell table:formula="of:=[.E23]*([.$D$5]/1000)*[.$D$6]" office:value-type="float" office:value="1.89663011475" calcext:value-type="float">
            <text:p>1,90 V</text:p>
          </table:table-cell>
          <table:table-cell table:formula="of:=ROUND([.$D$3]/[.$D$4]*[.F23]; 0)" office:value-type="float" office:value="363" calcext:value-type="float">
            <text:p>363</text:p>
          </table:table-cell>
          <table:table-cell table:formula="of:=ROUND([.$D$3]/[.$D$4]*[.G23]; 0)" office:value-type="float" office:value="388" calcext:value-type="float">
            <text:p>3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5</text:p>
          </table:table-cell>
          <table:table-cell office:value-type="float" office:value="1.5" calcext:value-type="float">
            <text:p>1,5 inH2O</text:p>
          </table:table-cell>
          <table:table-cell table:formula="of:=[.B24]*0.0361262879" office:value-type="float" office:value="0.05418943185" calcext:value-type="float">
            <text:p>0,054 psi</text:p>
          </table:table-cell>
          <table:table-cell office:value-type="float" office:value="1.6" calcext:value-type="float">
            <text:p>1,6 inH2O</text:p>
          </table:table-cell>
          <table:table-cell table:formula="of:=[.D24]*0.0361262879" office:value-type="float" office:value="0.05780206064" calcext:value-type="float">
            <text:p>0,058 psi</text:p>
          </table:table-cell>
          <table:table-cell table:formula="of:=[.C24]*([.$D$5]/1000)*[.$D$6]" office:value-type="float" office:value="1.89663011475" calcext:value-type="float">
            <text:p>1,90 V</text:p>
          </table:table-cell>
          <table:table-cell table:formula="of:=[.E24]*([.$D$5]/1000)*[.$D$6]" office:value-type="float" office:value="2.0230721224" calcext:value-type="float">
            <text:p>2,02 V</text:p>
          </table:table-cell>
          <table:table-cell table:formula="of:=ROUND([.$D$3]/[.$D$4]*[.F24]; 0)" office:value-type="float" office:value="388" calcext:value-type="float">
            <text:p>388</text:p>
          </table:table-cell>
          <table:table-cell table:formula="of:=ROUND([.$D$3]/[.$D$4]*[.G24]; 0)" office:value-type="float" office:value="414" calcext:value-type="float">
            <text:p>4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4</text:p>
          </table:table-cell>
          <table:table-cell office:value-type="float" office:value="1.6" calcext:value-type="float">
            <text:p>1,6 inH2O</text:p>
          </table:table-cell>
          <table:table-cell table:formula="of:=[.B25]*0.0361262879" office:value-type="float" office:value="0.05780206064" calcext:value-type="float">
            <text:p>0,058 psi</text:p>
          </table:table-cell>
          <table:table-cell office:value-type="float" office:value="1.7" calcext:value-type="float">
            <text:p>1,7 inH2O</text:p>
          </table:table-cell>
          <table:table-cell table:formula="of:=[.D25]*0.0361262879" office:value-type="float" office:value="0.06141468943" calcext:value-type="float">
            <text:p>0,061 psi</text:p>
          </table:table-cell>
          <table:table-cell table:formula="of:=[.C25]*([.$D$5]/1000)*[.$D$6]" office:value-type="float" office:value="2.0230721224" calcext:value-type="float">
            <text:p>2,02 V</text:p>
          </table:table-cell>
          <table:table-cell table:formula="of:=[.E25]*([.$D$5]/1000)*[.$D$6]" office:value-type="float" office:value="2.14951413005" calcext:value-type="float">
            <text:p>2,15 V</text:p>
          </table:table-cell>
          <table:table-cell table:formula="of:=ROUND([.$D$3]/[.$D$4]*[.F25]; 0)" office:value-type="float" office:value="414" calcext:value-type="float">
            <text:p>414</text:p>
          </table:table-cell>
          <table:table-cell table:formula="of:=ROUND([.$D$3]/[.$D$4]*[.G25]; 0)" office:value-type="float" office:value="440" calcext:value-type="float">
            <text:p>4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3</text:p>
          </table:table-cell>
          <table:table-cell office:value-type="float" office:value="1.7" calcext:value-type="float">
            <text:p>1,7 inH2O</text:p>
          </table:table-cell>
          <table:table-cell table:formula="of:=[.B26]*0.0361262879" office:value-type="float" office:value="0.06141468943" calcext:value-type="float">
            <text:p>0,061 psi</text:p>
          </table:table-cell>
          <table:table-cell office:value-type="float" office:value="1.8" calcext:value-type="float">
            <text:p>1,8 inH2O</text:p>
          </table:table-cell>
          <table:table-cell table:formula="of:=[.D26]*0.0361262879" office:value-type="float" office:value="0.06502731822" calcext:value-type="float">
            <text:p>0,065 psi</text:p>
          </table:table-cell>
          <table:table-cell table:formula="of:=[.C26]*([.$D$5]/1000)*[.$D$6]" office:value-type="float" office:value="2.14951413005" calcext:value-type="float">
            <text:p>2,15 V</text:p>
          </table:table-cell>
          <table:table-cell table:formula="of:=[.E26]*([.$D$5]/1000)*[.$D$6]" office:value-type="float" office:value="2.2759561377" calcext:value-type="float">
            <text:p>2,28 V</text:p>
          </table:table-cell>
          <table:table-cell table:formula="of:=ROUND([.$D$3]/[.$D$4]*[.F26]; 0)" office:value-type="float" office:value="440" calcext:value-type="float">
            <text:p>440</text:p>
          </table:table-cell>
          <table:table-cell table:formula="of:=ROUND([.$D$3]/[.$D$4]*[.G26]; 0)" office:value-type="float" office:value="466" calcext:value-type="float">
            <text:p>4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2</text:p>
          </table:table-cell>
          <table:table-cell office:value-type="float" office:value="1.8" calcext:value-type="float">
            <text:p>1,8 inH2O</text:p>
          </table:table-cell>
          <table:table-cell table:formula="of:=[.B27]*0.0361262879" office:value-type="float" office:value="0.06502731822" calcext:value-type="float">
            <text:p>0,065 psi</text:p>
          </table:table-cell>
          <table:table-cell office:value-type="float" office:value="1.9" calcext:value-type="float">
            <text:p>1,9 inH2O</text:p>
          </table:table-cell>
          <table:table-cell table:formula="of:=[.D27]*0.0361262879" office:value-type="float" office:value="0.06863994701" calcext:value-type="float">
            <text:p>0,069 psi</text:p>
          </table:table-cell>
          <table:table-cell table:formula="of:=[.C27]*([.$D$5]/1000)*[.$D$6]" office:value-type="float" office:value="2.2759561377" calcext:value-type="float">
            <text:p>2,28 V</text:p>
          </table:table-cell>
          <table:table-cell table:formula="of:=[.E27]*([.$D$5]/1000)*[.$D$6]" office:value-type="float" office:value="2.40239814535" calcext:value-type="float">
            <text:p>2,40 V</text:p>
          </table:table-cell>
          <table:table-cell table:formula="of:=ROUND([.$D$3]/[.$D$4]*[.F27]; 0)" office:value-type="float" office:value="466" calcext:value-type="float">
            <text:p>466</text:p>
          </table:table-cell>
          <table:table-cell table:formula="of:=ROUND([.$D$3]/[.$D$4]*[.G27]; 0)" office:value-type="float" office:value="492" calcext:value-type="float">
            <text:p>49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 office:value-type="float" office:value="1.9" calcext:value-type="float">
            <text:p>1,9 inH2O</text:p>
          </table:table-cell>
          <table:table-cell table:formula="of:=[.B28]*0.0361262879" office:value-type="float" office:value="0.06863994701" calcext:value-type="float">
            <text:p>0,069 psi</text:p>
          </table:table-cell>
          <table:table-cell office:value-type="float" office:value="2" calcext:value-type="float">
            <text:p>2,0 inH2O</text:p>
          </table:table-cell>
          <table:table-cell table:formula="of:=[.D28]*0.0361262879" office:value-type="float" office:value="0.0722525758" calcext:value-type="float">
            <text:p>0,072 psi</text:p>
          </table:table-cell>
          <table:table-cell table:formula="of:=[.C28]*([.$D$5]/1000)*[.$D$6]" office:value-type="float" office:value="2.40239814535" calcext:value-type="float">
            <text:p>2,40 V</text:p>
          </table:table-cell>
          <table:table-cell table:formula="of:=[.E28]*([.$D$5]/1000)*[.$D$6]" office:value-type="float" office:value="2.528840153" calcext:value-type="float">
            <text:p>2,53 V</text:p>
          </table:table-cell>
          <table:table-cell table:formula="of:=ROUND([.$D$3]/[.$D$4]*[.F28]; 0)" office:value-type="float" office:value="492" calcext:value-type="float">
            <text:p>492</text:p>
          </table:table-cell>
          <table:table-cell table:formula="of:=ROUND([.$D$3]/[.$D$4]*[.G28]; 0)" office:value-type="float" office:value="518" calcext:value-type="float">
            <text:p>518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2" number:grouping="true"/>
      <number:text> psi</number:text>
    </number:number-style>
    <number:number-style style:name="N107">
      <number:number number:decimal-places="1" number:min-integer-digits="1"/>
      <number:text> psi</number:text>
    </number:number-style>
    <number:number-style style:name="N108">
      <number:number number:decimal-places="2" number:min-integer-digits="1"/>
      <number:text> V</number:text>
    </number:number-style>
    <number:number-style style:name="N109">
      <number:number number:decimal-places="1" number:min-integer-digits="1"/>
      <number:text> inH2O</number:text>
    </number:number-style>
    <number:number-style style:name="N110">
      <number:number number:decimal-places="0" number:min-integer-digits="1"/>
      <number:text> mV/psi</number:text>
    </number:number-style>
    <number:number-style style:name="N111">
      <number:number number:decimal-places="3" number:min-integer-digits="1"/>
      <number:text> psi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</meta:initial-creator>
    <meta:creation-date>2018-02-18T14:14:25.953260331</meta:creation-date>
    <dc:date>2018-02-18T14:38:12.087485817</dc:date>
    <dc:creator>Florian </dc:creator>
    <meta:editing-duration>PT8M36S</meta:editing-duration>
    <meta:editing-cycles>1</meta:editing-cycles>
    <meta:document-statistic meta:table-count="1" meta:cell-count="196" meta:object-count="0"/>
    <meta:generator>LibreOffice/4.2.8.2$Linux_X86_64 LibreOffice_project/420m0$Build-2</meta:generator>
  </office:meta>
</office:document-meta>
</file>